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-color="#009933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="solid" draw:fill-color="#cc3300" draw:textarea-horizontal-align="justify" draw:textarea-vertical-align="middle" draw:auto-grow-height="false"/>
    </style:style>
    <style:style style:name="gr7" style:family="graphic" style:parent-style-name="standard">
      <style:graphic-properties draw:fill-color="#cc3300" draw:textarea-horizontal-align="justify" draw:textarea-vertical-align="middle" draw:auto-grow-height="false"/>
    </style:style>
    <style:style style:name="gr8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ans" fo:font-size="18pt" style:letter-kerning="true" style:font-size-asian="18pt" style:font-name-complex="Lohit Hindi" style:font-size-complex="18pt"/>
    </style:style>
    <style:style style:name="P3" style:family="paragraph">
      <style:text-properties fo:font-size="10.5pt" style:font-size-asian="10.5pt" style:font-size-complex="10.5pt"/>
    </style:style>
    <style:style style:name="T1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5.8cm" svg:height="1.2cm" svg:x="4.8cm" svg:y="4.2cm">
          <text:p text:style-name="P1">appsgatedaemon</text:p>
          <draw:enhanced-geometry svg:viewBox="0 0 21600 21600" draw:type="rectangle" draw:enhanced-path="M 0 0 L 21600 0 21600 21600 0 21600 0 0 Z N"/>
        </draw:custom-shape>
        <draw:frame draw:style-name="gr2" draw:layer="layout" svg:width="3.042cm" svg:height="0.962cm" svg:x="2.958cm" svg:y="2.838cm">
          <draw:text-box>
            <text:p>/etc/init.d</text:p>
          </draw:text-box>
        </draw:frame>
        <draw:line draw:style-name="gr3" draw:text-style-name="P1" draw:layer="layout" svg:x1="3.136cm" svg:y1="2.8cm" svg:x2="22.2cm" svg:y2="2.8cm">
          <text:p/>
        </draw:line>
        <draw:frame draw:style-name="gr2" draw:layer="layout" svg:width="3.042cm" svg:height="0.962cm" svg:x="2.958cm" svg:y="2.838cm">
          <draw:text-box>
            <text:p>/etc/init.d</text:p>
          </draw:text-box>
        </draw:frame>
        <draw:line draw:style-name="gr3" draw:text-style-name="P1" draw:layer="layout" svg:x1="3.136cm" svg:y1="2.8cm" svg:x2="22.2cm" svg:y2="2.8cm">
          <text:p/>
        </draw:line>
        <draw:frame draw:style-name="gr2" draw:layer="layout" svg:width="3.042cm" svg:height="0.962cm" svg:x="2.958cm" svg:y="2.838cm">
          <draw:text-box>
            <text:p>/etc/init.d</text:p>
          </draw:text-box>
        </draw:frame>
        <draw:line draw:style-name="gr3" draw:text-style-name="P1" draw:layer="layout" svg:x1="3.136cm" svg:y1="2.8cm" svg:x2="22.2cm" svg:y2="2.8cm">
          <text:p/>
        </draw:line>
        <draw:frame draw:style-name="gr2" draw:layer="layout" svg:width="1.526cm" svg:height="0.962cm" svg:x="3.074cm" svg:y="7.338cm">
          <draw:text-box>
            <text:p>/srv</text:p>
          </draw:text-box>
        </draw:frame>
        <draw:line draw:style-name="gr3" draw:text-style-name="P1" draw:layer="layout" svg:x1="3.336cm" svg:y1="7.1cm" svg:x2="22.4cm" svg:y2="7.1cm">
          <text:p/>
        </draw:line>
        <draw:custom-shape draw:style-name="gr1" draw:text-style-name="P1" draw:layer="layout" svg:width="5.8cm" svg:height="1.2cm" svg:x="4.8cm" svg:y="9.6cm">
          <text:p text:style-name="P1">appsgate_launch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cm" svg:height="0.6cm" svg:x="18.6cm" svg:y="17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8cm" svg:height="1.2cm" svg:x="20.6cm" svg:y="9.6cm">
          <text:p text:style-name="P1">appsgate-clien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8cm" svg:height="1.2cm" svg:x="4.8cm" svg:y="9.6cm">
          <text:p text:style-name="P1">appsgate_launch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8cm" svg:height="1.2cm" svg:x="15.6cm" svg:y="12.6cm">
          <text:p text:style-name="P1">appsgate-server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7.4cm" svg:y1="5.8cm" svg:x2="7.4cm" svg:y2="9.2cm">
          <text:p/>
        </draw:line>
        <draw:custom-shape draw:style-name="gr4" draw:text-style-name="P1" draw:layer="layout" svg:width="0.8cm" svg:height="0.6cm" svg:x="18.6cm" svg:y="18.1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.018cm" svg:height="0.962cm" svg:x="19.582cm" svg:y="16.8cm">
          <draw:text-box>
            <text:p>script</text:p>
          </draw:text-box>
        </draw:frame>
        <draw:frame draw:style-name="gr2" draw:layer="layout" svg:width="2.932cm" svg:height="0.962cm" svg:x="19.6cm" svg:y="17.938cm">
          <draw:text-box>
            <text:p>directory</text:p>
          </draw:text-box>
        </draw:frame>
        <draw:custom-shape draw:style-name="gr6" draw:text-style-name="P1" draw:layer="layout" svg:width="0.8cm" svg:height="0.6cm" svg:x="18.6cm" svg:y="19.2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3.525cm" svg:height="0.962cm" svg:x="19.6cm" svg:y="19.038cm">
          <draw:text-box>
            <text:p>application</text:p>
          </draw:text-box>
        </draw:frame>
        <draw:custom-shape draw:style-name="gr7" draw:text-style-name="P1" draw:layer="layout" svg:width="2.6cm" svg:height="1.2cm" svg:x="4.6cm" svg:y="15.8cm">
          <text:p text:style-name="P2">mongo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7.6cm" svg:y1="11.2cm" svg:x2="5.6cm" svg:y2="15.6cm">
          <text:p/>
        </draw:line>
        <draw:line draw:style-name="gr5" draw:text-style-name="P1" draw:layer="layout" svg:x1="10.8cm" svg:y1="10.2cm" svg:x2="12.6cm" svg:y2="10.2cm">
          <text:p/>
        </draw:line>
        <draw:frame draw:style-name="gr2" draw:layer="layout" svg:width="1.738cm" svg:height="0.962cm" svg:x="4.2cm" svg:y="13.238cm">
          <draw:text-box>
            <text:p>start</text:p>
          </draw:text-box>
        </draw:frame>
        <draw:frame draw:style-name="gr2" draw:layer="layout" svg:width="3.918cm" svg:height="0.962cm" svg:x="3.8cm" svg:y="11.838cm">
          <draw:text-box>
            <text:p>remove lock</text:p>
          </draw:text-box>
        </draw:frame>
        <draw:frame draw:style-name="gr2" draw:text-style-name="P3" draw:layer="layout" svg:width="6.403cm" svg:height="0.666cm" svg:x="2.698cm" svg:y="12.534cm">
          <draw:text-box>
            <text:p><text:span text:style-name="T1">(to avoid failing on not graceful stop)</text:span></text:p>
          </draw:text-box>
        </draw:frame>
        <draw:frame draw:style-name="gr2" draw:layer="layout" svg:width="1.738cm" svg:height="0.962cm" svg:x="10.662cm" svg:y="9.2cm">
          <draw:text-box>
            <text:p>start</text:p>
          </draw:text-box>
        </draw:frame>
        <draw:line draw:style-name="gr5" draw:text-style-name="P1" draw:layer="layout" svg:x1="10.8cm" svg:y1="10.6cm" svg:x2="15.4cm" svg:y2="13cm">
          <text:p/>
        </draw:line>
        <draw:frame draw:style-name="gr2" draw:layer="layout" svg:width="1.738cm" svg:height="0.962cm" svg:x="13.062cm" svg:y="11.038cm">
          <draw:text-box>
            <text:p>start</text:p>
          </draw:text-box>
        </draw:frame>
        <draw:custom-shape draw:style-name="gr7" draw:text-style-name="P1" draw:layer="layout" svg:width="3.6cm" svg:height="1.2cm" svg:x="13cm" svg:y="9.6cm">
          <text:p text:style-name="P2">http-server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6.8cm" svg:y1="10.2cm" svg:x2="20.6cm" svg:y2="10.2cm">
          <text:p/>
        </draw:line>
        <draw:frame draw:style-name="gr2" draw:layer="layout" svg:width="2.576cm" svg:height="0.962cm" svg:x="17.424cm" svg:y="9.2cm">
          <draw:text-box>
            <text:p>basedir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3" draw:display-name="Dash 3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3" draw:fill="none" draw:fill-gradient-name="Gradient_20_7" draw:fill-hatch-name="Hatching_20_1" draw:fill-image-name="Bitmape_20_1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dele </meta:initial-creator>
    <meta:creation-date>2014-08-06T11:32:08.103874603</meta:creation-date>
    <dc:date>2014-08-06T11:52:34.164437360</dc:date>
    <dc:creator>adele </dc:creator>
    <meta:editing-duration>PT5M12S</meta:editing-duration>
    <meta:editing-cycles>2</meta:editing-cycles>
    <meta:generator>LibreOffice/4.1.3.2$Linux_X86_64 LibreOffice_project/410m0$Build-2</meta:generator>
    <meta:document-statistic meta:object-count="55"/>
  </office:meta>
</office:document-meta>
</file>